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0082" officeooo:paragraph-rsid="00090082"/>
    </style:style>
    <style:style style:name="P2" style:family="paragraph" style:parent-style-name="Standard">
      <style:paragraph-properties fo:text-align="center" style:justify-single-word="false"/>
      <style:text-properties officeooo:rsid="00090082" officeooo:paragraph-rsid="00090082"/>
    </style:style>
    <style:style style:name="P3" style:family="paragraph" style:parent-style-name="Standard">
      <style:paragraph-properties fo:text-align="start" style:justify-single-word="false"/>
      <style:text-properties officeooo:rsid="00090082" officeooo:paragraph-rsid="00090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URDON Quentin</text:p>
      <text:p text:style-name="P1">MIRONNEAU Jacques</text:p>
      <text:p text:style-name="P1">TP 1G</text:p>
      <text:p text:style-name="P1"><text:tab/><text:tab/><text:tab/><text:tab/></text:p>
      <text:p text:style-name="P1"/>
      <text:p text:style-name="P1"/>
      <text:p text:style-name="P2">Compte-rendu TP2: Bitmap</text:p>
      <text:p text:style-name="P2"/>
      <text:p text:style-name="P2"/>
      <text:p text:style-name="P3">1)</text:p>
      <text:p text:style-name="P3"/>
      <text:p text:style-name="P3">Taille du fichier : représentée en Hexadécimal par : 0xFE E7 03 00 </text:p>
      <text:p text:style-name="P3">Les octets se lisent en little endian d'où : 0x00 03 E7 FE</text:p>
      <text:p text:style-name="P3">Le fichier fait donc 255 998 octets.</text:p>
      <text:p text:style-name="P3"/>
      <text:p text:style-name="P3">Pour la largeur : 0x00 00 01 1D</text:p>
      <text:p text:style-name="P3">D'où 285 pixels</text:p>
      <text:p text:style-name="P3"/>
      <text:p text:style-name="P3">Pour la hauteur : 0x 00 00 01 2B</text:p>
      <text:p text:style-name="P3">D'où 299 pix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2:45:02.068965304</meta:creation-date>
    <dc:date>2019-10-11T12:47:39.165551385</dc:date>
    <meta:editing-duration>PT2M37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66" meta:character-count="321" meta:non-whitespace-character-count="262"/>
  </office:meta>
</office:document-meta>
</file>